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10_08-17-44_000.jpg</text:p>
          </table:table-cell>
          <table:table-cell office:value-type="string">
            <text:p>:m 1-2*2 RES / 245 130*3#1-1 / 『量子力学の考え方』 砂川 / テイラー展開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10_08-16-57_000.jpg</text:p>
          </table:table-cell>
          <table:table-cell office:value-type="string">
            <text:p>:m 3*3 RES / 245 130*3#1 / 『量子力学の考え方』 砂川 / 静止エネルギー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6-10_08-16-32_000.jpg</text:p>
          </table:table-cell>
          <table:table-cell office:value-type="string">
            <text:p>:m 1-2*3 RES / 245 130*3#1 / 『量子力学の考え方』 砂川 / コンプトン散乱 <text:s/>FOUND+ 静止エネルギー　テイラー展開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6-10_08-09-39_000.jpg</text:p>
          </table:table-cell>
          <table:table-cell office:value-type="string">
            <text:p>:m music / log / kb / 20170610 || crown-prog k=C,D,E,F prev,mp.1 || practice-satie || practice-noc-2 || ２音同時 id=20018 || 分析 ms.1 dom-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10_08-09-34_000.jpg</text:p>
          </table:table-cell>
          <table:table-cell office:value-type="string">
            <text:p>:m music / 楽譜メモ / kb / 20170609 / ms.1 k=D t=70 crown-prog mp.5 ref,id=200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09_20-22-5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6-09_17-41-47_000.jpg</text:p>
          </table:table-cell>
          <table:table-cell office:value-type="string">
            <text:p>:m S.E. / 電子レンジ　温め時間　マグカップ２つ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7-06-09_15-35-2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6-09_15-25-33_000.jpg</text:p>
          </table:table-cell>
          <table:table-cell office:value-type="string">
            <text:p>:tome <text:s/>/ 自分を「啓蒙」する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7-06-09_15-17-00_000.jpg</text:p>
          </table:table-cell>
          <table:table-cell office:value-type="string">
            <text:p>:m 1*1 prog / 4*13#1 / Sound programming / log / FOUND+ / N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2017/06/10</text:date>, <text:time>08:58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08:58:11.27</dc:date>
    <dc:creator>岩淵 謙</dc:creator>
    <meta:generator>OpenOffice/4.1.3$Win32 OpenOffice.org_project/413m1$Build-9783</meta:generator>
    <meta:editing-duration>PT24M1S</meta:editing-duration>
    <meta:editing-cycles>8</meta:editing-cycles>
    <meta:document-statistic meta:table-count="1" meta:cell-count="33" meta:object-count="0"/>
  </office:meta>
</office:document-meta>
</file>